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sguat.serviceurl.in/aaramb/#/proceedEmandate/5daeb40ab1b522aff9ba2c63" text:style-name="Internet_20_link" text:visited-style-name="Visited_20_Internet_20_Link">https://ssguat.serviceurl.in/aaramb/#/proceedEmandate/5daeb40ab1b522aff9ba2c63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3:20:58.046165435</meta:creation-date>
    <dc:date>2019-10-22T13:21:28.123675828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78" meta:non-whitespace-character-count="78"/>
    <meta:generator>LibreOffice/6.0.7.3$Linux_X86_64 LibreOffice_project/00m0$Build-3</meta:generator>
  </office:meta>
</office:document-meta>
</file>